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1.7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1.547cm"/>
    </style:style>
    <style:style style:name="co8" style:family="table-column">
      <style:table-column-properties fo:break-before="auto" style:column-width="3.914cm"/>
    </style:style>
    <style:style style:name="co9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18.479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11.90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01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8000" number:language="en" number:country="IN">
      <number:number number:min-integer-digits="1"/>
    </number:number-style>
    <number:boolean-style style:name="N8099" number:language="en" number:country="IN">
      <number:boolean/>
    </number:boolean-style>
    <number:boolean-style style:name="N16099" number:language="en" number:country="US">
      <number:boolean/>
    </number:boolean-style>
    <style:style style:name="ce1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7826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5" style:family="table-cell" style:parent-style-name="Gnumeric-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6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8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9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0" style:family="table-cell" style:parent-style-name="Default" style:data-style-name="N99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1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2" style:family="table-cell" style:parent-style-name="Default" style:data-style-name="N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3" style:family="table-cell" style:parent-style-name="Default" style:data-style-name="N8099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4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15" style:family="table-cell" style:parent-style-name="Default" style:data-style-name="N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16" style:family="table-cell" style:parent-style-name="Default" style:data-style-name="N99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17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8" style:family="table-cell" style:parent-style-name="Gnumeric-default" style:data-style-name="N99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19" style:family="table-cell" style:parent-style-name="Default" style:data-style-name="N8000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0" style:family="table-cell" style:parent-style-name="Default" style:data-style-name="N8000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1" style:family="table-cell" style:parent-style-name="Default" style:data-style-name="N100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24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start"/>
      <style:text-properties fo:color="#000000" style:font-name="Verdana" fo:font-size="11pt" fo:font-weight="normal" style:font-name-asian="Microsoft YaHei" style:font-name-complex="Mang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3333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7" style:family="table-cell" style:parent-style-name="Default">
      <style:table-cell-properties fo:background-color="#3333ff" style:text-align-source="fix" style:repeat-content="false" fo:wrap-option="wrap" fo:border="0.002cm solid #000000" style:vertical-align="top"/>
      <style:paragraph-properties fo:text-align="start"/>
      <style:text-properties fo:color="#000000" style:font-name="Verdana" fo:font-size="11pt" fo:font-weight="normal" style:font-name-asian="Microsoft YaHei" style:font-name-complex="Mangal"/>
    </style:style>
    <style:style style:name="ce28" style:family="table-cell" style:parent-style-name="Default" style:data-style-name="N16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29" style:family="table-cell" style:parent-style-name="Default" style:data-style-name="N8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0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4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22"/>
        <table:table-column table:style-name="co11" table:default-cell-style-name="ce4"/>
        <table:table-column table:style-name="co12" table:number-columns-repeated="3" table:default-cell-style-name="ce3"/>
        <table:table-column table:style-name="co13" table:default-cell-style-name="ce3"/>
        <table:table-column table:style-name="co12" table:number-columns-repeated="112" table:default-cell-style-name="ce3"/>
        <table:table-column table:style-name="co14" table:number-columns-repeated="895" table:default-cell-style-name="ce3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0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1" office:value-type="string">
            <text:p>IP Address</text:p>
          </table:table-cell>
          <table:table-cell table:style-name="ce23" office:value-type="string">
            <text:p>Remarks</text:p>
          </table:table-cell>
          <table:table-cell table:number-columns-repeated="4"/>
          <table:table-cell table:style-name="ce5" table:number-columns-repeated="112"/>
          <table:table-cell table:number-columns-repeated="89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TC_VerifyAppStoreAndGooglePlayLink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9" table:content-validation-name="val2" office:value-type="string">
            <text:p>###</text:p>
          </table:table-cell>
          <table:table-cell table:number-columns-repeated="2" table:style-name="ce19" table:content-validation-name="val2" office:value-type="float" office:value="1">
            <text:p>1</text:p>
          </table:table-cell>
          <table:table-cell table:style-name="ce11" table:content-validation-name="val2"/>
          <table:table-cell table:style-name="ce24" office:value-type="string">
            <text:p>Verify App Link On Bwell Home Page.</text:p>
          </table:table-cell>
          <table:table-cell table:number-columns-repeated="4"/>
          <table:table-cell table:style-name="ce5" table:number-columns-repeated="112"/>
          <table:table-cell table:number-columns-repeated="89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TC_Signup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19" table:content-validation-name="val2" office:value-type="float" office:value="1">
            <text:p>1</text:p>
          </table:table-cell>
          <table:table-cell table:style-name="ce11" table:content-validation-name="val2"/>
          <table:table-cell table:style-name="ce24" office:value-type="string">
            <text:p>Sign Up/Registration.Verify App Link On Bwell Hom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TC_Login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Login into the website.</text:p>
          </table:table-cell>
          <table:table-cell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TC_VerifyForgotPassword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Change user password. Sign Up/Registration</text:p>
          </table:table-cell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TC_UpdatePassword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Update user password.</text:p>
          </table:table-cell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string">
            <text:p>TC_VerifyDoctorRegistrationWithNegativeData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Check doctor form with negative Registr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string">
            <text:p>TC_TalkToADoctorNow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Talk To A Doctor Now.</text:p>
          </table:table-cell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string">
            <text:p>TC_VerifyMedicalRecordPopupWhileAddToFavorite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Verify Medical Records Popup While Adding doctor to favorite first time.</text:p>
          </table:table-cell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TC_AddDoctor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a doctor.</text:p>
          </table:table-cell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TC_VerifyDiffHeaderStatusOnDoctorProfile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Different Header View Status On Doctor Profil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string">
            <text:p>TC_FindDoctor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Find doctor from existing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6" office:value-type="string">
            <text:p>TC_AddVerifyAndRemoveDocto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Remove doctor from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6" office:value-type="string">
            <text:p>TC_AddDoctorToFavouriteAndPCP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Doctor to favourite &amp; PCP.</text:p>
          </table:table-cell>
          <table:table-cell table:number-columns-repeated="1011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TC_AddMedicalDocument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Medical Document.</text:p>
          </table:table-cell>
          <table:table-cell table:number-columns-repeated="1011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6" office:value-type="string">
            <text:p>TC_VerifyAuthorizationMedicalRecordsOperation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Medical Document &amp; Share with family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6" office:value-type="string">
            <text:p>TC_ViewAuthorization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iew Doctor Name inside Authorization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6" office:value-type="string">
            <text:p>TC_VerifySharedMedicalDocument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Shared Medical Document with relatives.</text:p>
          </table:table-cell>
          <table:table-cell table:number-columns-repeated="1011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8" office:value-type="string">
            <text:p>TC_AddDiagnosisFromClinical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Diagnosi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8" office:value-type="string">
            <text:p>TC_AddProcedureFromClinical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rocedure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8" office:value-type="string">
            <text:p>TC_AddSurgeriesFromClinical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Surgerie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6" office:value-type="string">
            <text:p>TC_AddAllergyAndVerifyDetailsOnAllergyPage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Allergy.</text:p>
          </table:table-cell>
          <table:table-cell table:number-columns-repeated="1011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6" office:value-type="string">
            <text:p>TC_DeleteAllergy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style-name="ce15" office:value-type="boolean" office:boolean-value="false">
            <text:p>FALSE</text:p>
          </table:table-cell>
          <table:table-cell table:number-columns-repeated="3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Allergy from allergy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6" office:value-type="string">
            <text:p>TC_ApplyFilterOnAllergyPageAndVerifyDetail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pply Filter on allergy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6" office:value-type="string">
            <text:p>TC_AddFamily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string">
            <text:p>TC_AddFamilyMemberWithInvalidData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6" office:value-type="string">
            <text:p>TC_AddAndVerifyMedication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6" office:value-type="string">
            <text:p>TC_ApplyFilterOnMedication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pply Filter On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6" office:value-type="string">
            <text:p>TC_VerifyMedicationTermPreOnClinicalDetailPage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Medication Term Name Pre on clinical Medication Detail Page</text:p>
          </table:table-cell>
          <table:table-cell table:number-columns-repeated="1011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6" office:value-type="string">
            <text:p>TC_DeleteMedication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Added medication from medication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string">
            <text:p>TC_VerifyMedicinePriceOrd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earch Medicine Name &amp; Verify prices with different pharmacies.</text:p>
          </table:table-cell>
          <table:table-cell table:number-columns-repeated="1011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office:value-type="string">
            <text:p>TC_ApplyFilterOnPharmacie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pply Filter On Pharmacies With Zip code.</text:p>
          </table:table-cell>
          <table:table-cell table:number-columns-repeated="1011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6" office:value-type="string">
            <text:p>TC_AddPharmacy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harmacy.</text:p>
          </table:table-cell>
          <table:table-cell table:number-columns-repeated="1011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6" office:value-type="string">
            <text:p>TC_AddAndVerifyPharmacyNameInFavoriteList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&amp; Verify Pharmacy Name in favourite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6" office:value-type="string">
            <text:p>TC_AddHealthTribe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Health Tribe Member.</text:p>
          </table:table-cell>
          <table:table-cell table:number-columns-repeated="1011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6" office:value-type="string">
            <text:p>TC_AcceptRejectHealthTribeInvitation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Health Tribe Member &amp; send invitation to the user after accept or reject invitation &amp; Verify acknowledge</text:p>
          </table:table-cell>
          <table:table-cell table:number-columns-repeated="1011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6" office:value-type="string">
            <text:p>TC_DeleteAndVerifyHealthTribe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&amp; Verify Health Tribe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6" office:value-type="string">
            <text:p>TC_DeleteSentInvitation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Sent Invitations from Invitations List On Health Tribe Page</text:p>
          </table:table-cell>
          <table:table-cell table:number-columns-repeated="1011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6" office:value-type="string">
            <text:p>TC_VerifyProfileUpdation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Update user profile</text:p>
          </table:table-cell>
          <table:table-cell table:number-columns-repeated="1011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6" office:value-type="string">
            <text:p>TC_ShareInsuranceCardFrom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hare Insurance Card</text:p>
          </table:table-cell>
          <table:table-cell table:number-columns-repeated="1011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6" office:value-type="string">
            <text:p>TC_AddInsuranceCardIn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Add Card In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6" office:value-type="string">
            <text:p>TC_RemoveAllInsuranceCardFrom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All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6" office:value-type="string">
            <text:p>TC_RemoveInsuranceCardFrom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Remove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6" office:value-type="string">
            <text:p>TC_PrintInsuranceCard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Print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TC_AddAndVerifySubscriptionMember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Subscription Family Member</text:p>
          </table:table-cell>
          <table:table-cell table:number-columns-repeated="1011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6" office:value-type="string">
            <text:p>TC_VerifyNotificationCoun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notification count.</text:p>
          </table:table-cell>
          <table:table-cell table:number-columns-repeated="1011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6" office:value-type="string">
            <text:p>TC_AddVerifyAndUpdateSubscription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Update Subscription member info</text:p>
          </table:table-cell>
          <table:table-cell table:number-columns-repeated="1011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6" office:value-type="string">
            <text:p>TC_AddPaymentCard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ayment Method.</text:p>
          </table:table-cell>
          <table:table-cell table:number-columns-repeated="1011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TC_VerifyAddPaymentCardWithDiffDataSet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ayment Card With Data Set.</text:p>
          </table:table-cell>
          <table:table-cell table:number-columns-repeated="1011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TC_ScheduleACall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chedule a call.</text:p>
          </table:table-cell>
          <table:table-cell table:number-columns-repeated="1011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6" office:value-type="string">
            <text:p>TC_VerifyChatModel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Chat Model Window.</text:p>
          </table:table-cell>
          <table:table-cell table:number-columns-repeated="1011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6" office:value-type="string">
            <text:p>TC_VerifySubscribeUserPlan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ubscribe user plan.</text:p>
          </table:table-cell>
          <table:table-cell table:number-columns-repeated="1011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9" office:value-type="string">
            <text:p>TC_VerifyAppStoreAndGooglePlayLink</text:p>
          </table:table-cell>
          <table:table-cell table:style-name="ce9" table:content-validation-name="val1" office:value-type="string">
            <text:p>FIREFOX</text:p>
          </table:table-cell>
          <table:table-cell table:number-columns-repeated="5" table:style-name="ce13" table:content-validation-name="val2" office:value-type="boolean" office:boolean-value="false">
            <text:p>FALSE</text:p>
          </table:table-cell>
          <table:table-cell table:style-name="ce20" table:content-validation-name="val2" office:value-type="string">
            <text:p>###</text:p>
          </table:table-cell>
          <table:table-cell table:number-columns-repeated="2" table:style-name="ce20" table:content-validation-name="val2" office:value-type="float" office:value="1">
            <text:p>1</text:p>
          </table:table-cell>
          <table:table-cell table:style-name="ce13" table:content-validation-name="val2"/>
          <table:table-cell table:style-name="ce27" office:value-type="string">
            <text:p>Verify App Link On Bwell Hom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6" office:value-type="string">
            <text:p>TC_Signup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19" table:content-validation-name="val2" office:value-type="float" office:value="1">
            <text:p>1</text:p>
          </table:table-cell>
          <table:table-cell table:style-name="ce11" table:content-validation-name="val2"/>
          <table:table-cell table:style-name="ce27" office:value-type="string">
            <text:p>Sign Up/Registration.Verify App Link On Bwell Hom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6" office:value-type="string">
            <text:p>TC_Login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Login into the website.</text:p>
          </table:table-cell>
          <table:table-cell table:number-columns-repeated="1011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TC_VerifyForgotPassword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Change user password. Sign Up/Registration</text:p>
          </table:table-cell>
          <table:table-cell table:number-columns-repeated="1011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6" office:value-type="string">
            <text:p>TC_UpdatePassword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Update user password.</text:p>
          </table:table-cell>
          <table:table-cell table:number-columns-repeated="1011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6" office:value-type="string">
            <text:p>TC_VerifyDoctorRegistrationWithNegativeData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Check doctor form with negative Registr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6" office:value-type="string">
            <text:p>TC_TalkToADoctorNow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Talk To A Doctor Now.</text:p>
          </table:table-cell>
          <table:table-cell table:number-columns-repeated="1011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7" office:value-type="string">
            <text:p>TC_AddDoctor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a doctor.</text:p>
          </table:table-cell>
          <table:table-cell table:number-columns-repeated="1011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7" office:value-type="string">
            <text:p>TC_VerifyDiffHeaderStatusOnDoctorProfile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Different Header View Status On Doctor Profil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6" office:value-type="string">
            <text:p>TC_FindDoctorBySpeciality</text:p>
          </table:table-cell>
          <table:table-cell table:style-name="ce6" table:content-validation-name="val1" office:value-type="string">
            <text:p>FIREFOX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Find doctor from existing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6" office:value-type="string">
            <text:p>TC_AddVerifyAndRemoveDoctor</text:p>
          </table:table-cell>
          <table:table-cell table:style-name="ce6" table:content-validation-name="val1" office:value-type="string">
            <text:p>FIREFOX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doctor from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6" office:value-type="string">
            <text:p>TC_AddDoctorToFavouriteAndPCP</text:p>
          </table:table-cell>
          <table:table-cell table:style-name="ce6" table:content-validation-name="val1" office:value-type="string">
            <text:p>FIREFOX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Doctor to favourite &amp; PCP.</text:p>
          </table:table-cell>
          <table:table-cell table:number-columns-repeated="1011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6" office:value-type="string">
            <text:p>TC_AddMedicalDocument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dical Document.</text:p>
          </table:table-cell>
          <table:table-cell table:number-columns-repeated="1011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6" office:value-type="string">
            <text:p>TC_VerifyAuthorizationMedicalRecordsOperation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dical Document &amp; Share with family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6" office:value-type="string">
            <text:p>TC_ApplyFilterOnViewAuthorizationMedicalRecord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iew Doctor Name inside Authorization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6" office:value-type="string">
            <text:p>TC_ViewAuthorization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iew Doctor Name inside Authorization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6" office:value-type="string">
            <text:p>TC_VerifySharedMedicalDocument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Shared Medical Document with relatives.</text:p>
          </table:table-cell>
          <table:table-cell table:number-columns-repeated="1011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8" office:value-type="string">
            <text:p>TC_AddDiagnosisFromClinical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Diagnosi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8" office:value-type="string">
            <text:p>TC_AddProcedureFromClinical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rocedure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8" office:value-type="string">
            <text:p>TC_AddSurgeriesFromClinical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Surgerie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6" office:value-type="string">
            <text:p>TC_AddAllergyAndVerifyDetailsOnAllergyPage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Allergy.</text:p>
          </table:table-cell>
          <table:table-cell table:number-columns-repeated="1011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6" office:value-type="string">
            <text:p>TC_DeleteAllergy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style-name="ce15" office:value-type="boolean" office:boolean-value="false">
            <text:p>FALSE</text:p>
          </table:table-cell>
          <table:table-cell table:number-columns-repeated="3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Allergy from allergy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6" office:value-type="string">
            <text:p>TC_ApplyFilterOnAllergyPageAndVerifyDetail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allergy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6" office:value-type="string">
            <text:p>TC_AddFamilyMember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6" office:value-type="string">
            <text:p>TC_AddFamilyMemberWithInvalidData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6" office:value-type="string">
            <text:p>TC_AddAndVerifyMedication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6" office:value-type="string">
            <text:p>TC_ApplyFilterOnMedication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6" office:value-type="string">
            <text:p>TC_VerifyMedicationTermPreOnClinicalDetailPage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Medication Term Name Pre on clinical Medication Detail Page</text:p>
          </table:table-cell>
          <table:table-cell table:number-columns-repeated="1011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6" office:value-type="string">
            <text:p>TC_DeleteMedication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Added medication from medication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6" office:value-type="string">
            <text:p>TC_VerifyMedicinePriceOrd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earch Medicine Name &amp; Verify prices with different pharmacies.</text:p>
          </table:table-cell>
          <table:table-cell table:number-columns-repeated="1011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6" office:value-type="string">
            <text:p>TC_AddPharmacy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harmacy.</text:p>
          </table:table-cell>
          <table:table-cell table:number-columns-repeated="1011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6" office:value-type="string">
            <text:p>TC_ApplyFilterOnPharmacies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Pharmacies With Zipcode.</text:p>
          </table:table-cell>
          <table:table-cell table:number-columns-repeated="1011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6" office:value-type="string">
            <text:p>TC_AddAndVerifyPharmacyNameInFavoriteLis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&amp; Verify Pharmacy Name in favourite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6" office:value-type="string">
            <text:p>TC_AddHealthTribe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Health Tribe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6" office:value-type="string">
            <text:p>TC_SwitchToInvitesHealthTribeUs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witch To User In Health Tribe.</text:p>
          </table:table-cell>
          <table:table-cell table:number-columns-repeated="1011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6" office:value-type="string">
            <text:p>TC_AcceptRejectHealthTribeInvites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Health Tribe Member &amp; send invitation to the user after accept or reject invitation &amp; Verify acknowledge</text:p>
          </table:table-cell>
          <table:table-cell table:number-columns-repeated="1011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6" office:value-type="string">
            <text:p>TC_DeleteAndVerifyHealthTribe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&amp; Verify Health Tribe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6" office:value-type="string">
            <text:p>TC_DeleteSentInvitations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Sent Invitations from Invitations List On Health Tribe Page</text:p>
          </table:table-cell>
          <table:table-cell table:number-columns-repeated="1011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6" office:value-type="string">
            <text:p>TC_VerifyProfileUpdation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Update user profile</text:p>
          </table:table-cell>
          <table:table-cell table:number-columns-repeated="1011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6" office:value-type="string">
            <text:p>TC_ShareInsuranceCardFrom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hare Insurance Card</text:p>
          </table:table-cell>
          <table:table-cell table:number-columns-repeated="1011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6" office:value-type="string">
            <text:p>TC_RemoveAllInsuranceCardFrom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All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6" office:value-type="string">
            <text:p>TC_RemoveInsuranceCardFrom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6" office:value-type="string">
            <text:p>TC_PrintInsuranceCard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Print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6" office:value-type="string">
            <text:p>TC_AddInsuranceCardIn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Add Card In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6" office:value-type="string">
            <text:p>TC_ConditionalChecksForSubscription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Check the conditional check for email with date.</text:p>
          </table:table-cell>
          <table:table-cell table:number-columns-repeated="1011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6" office:value-type="string">
            <text:p>TC_VerifyNotificationCoun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notification count.</text:p>
          </table:table-cell>
          <table:table-cell table:number-columns-repeated="1011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6" office:value-type="string">
            <text:p>TC_AddAndVerifySubscriptionMember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Subscription Family Member</text:p>
          </table:table-cell>
          <table:table-cell table:number-columns-repeated="1011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6" office:value-type="string">
            <text:p>TC_AddSubscriptionMemberAndVerifyInSelectAccount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mber from subscription and verify it in account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6" office:value-type="string">
            <text:p>TC_AddVerifyAndUpdateSubscriptionMember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Update Subscription member info</text:p>
          </table:table-cell>
          <table:table-cell table:number-columns-repeated="1011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6" office:value-type="string">
            <text:p>TC_DeleteAllAddedMemberFromSubscription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all member from subscription.</text:p>
          </table:table-cell>
          <table:table-cell table:number-columns-repeated="1011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6" office:value-type="string">
            <text:p>TC_RegistrationForSubscription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ignUp for subscription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6" office:value-type="string">
            <text:p>TC_AddRegistrationCodeAfterSignup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Registration Code After Signup.</text:p>
          </table:table-cell>
          <table:table-cell table:number-columns-repeated="1011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6" office:value-type="string">
            <text:p>TC_AddPaymentCard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ayment Method.</text:p>
          </table:table-cell>
          <table:table-cell table:number-columns-repeated="1011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TC_VerifyAddPaymentCardWithDiffDataS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ayment Card With Data Set.</text:p>
          </table:table-cell>
          <table:table-cell table:number-columns-repeated="1011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6" office:value-type="string">
            <text:p>TC_ScheduleACall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chedule a call.</text:p>
          </table:table-cell>
          <table:table-cell table:number-columns-repeated="1011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6" office:value-type="string">
            <text:p>TC_VerifyChatModel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Chat Model Window.</text:p>
          </table:table-cell>
          <table:table-cell table:number-columns-repeated="1011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6" office:value-type="string">
            <text:p>TC_ChangeCurrentSubscriptionPlan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Change current user subscription plan.</text:p>
          </table:table-cell>
          <table:table-cell table:number-columns-repeated="1011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6" office:value-type="string">
            <text:p>TC_ApplyFilterOnReward</text:p>
          </table:table-cell>
          <table:table-cell table:style-name="ce6" table:content-validation-name="val1" office:value-type="string">
            <text:p>FIREFOX</text:p>
          </table:table-cell>
          <table:table-cell table:style-name="ce15" office:value-type="boolean" office:boolean-value="true">
            <text:p>TRU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Rewards.</text:p>
          </table:table-cell>
          <table:table-cell table:number-columns-repeated="1011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TC_VerifyRewardsListWithInEarnPrice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Rewards List After Check checkbox for earn point.</text:p>
          </table:table-cell>
          <table:table-cell table:number-columns-repeated="1011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TC_VerifySubscribeUserPlan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ubscribe user plan.</text:p>
          </table:table-cell>
          <table:table-cell table:number-columns-repeated="1011"/>
        </table:table-row>
        <table:table-row table:style-name="ro3" table:number-rows-repeated="58">
          <table:table-cell table:style-name="ce3" table:number-columns-repeated="3"/>
          <table:table-cell table:style-name="ce16"/>
          <table:table-cell table:style-name="ce3" table:number-columns-repeated="9"/>
          <table:table-cell table:number-columns-repeated="1011"/>
        </table:table-row>
        <table:table-row table:style-name="ro3" table:number-rows-repeated="1048268">
          <table:table-cell table:number-columns-repeated="1024"/>
        </table:table-row>
        <table:table-row table:style-name="ro3" table:number-rows-repeated="29">
          <table:table-cell table:style-name="ce5" table:number-columns-repeated="3"/>
          <table:table-cell table:style-name="ce18"/>
          <table:table-cell table:number-columns-repeated="1020"/>
        </table:table-row>
        <table:table-row table:style-name="ro3" table:number-rows-repeated="108">
          <table:table-cell table:style-name="ce5" table:number-columns-repeated="3"/>
          <table:table-cell table:style-name="ce18"/>
          <table:table-cell table:style-name="ce5" table:number-columns-repeated="7"/>
          <table:table-cell/>
          <table:table-cell table:style-name="ce5" table:number-columns-repeated="117"/>
          <table:table-cell table:number-columns-repeated="895"/>
        </table:table-row>
        <table:table-row table:style-name="ro3">
          <table:table-cell table:style-name="ce5" table:number-columns-repeated="3"/>
          <table:table-cell table:style-name="ce18"/>
          <table:table-cell table:style-name="ce5" table:number-columns-repeated="7"/>
          <table:table-cell/>
          <table:table-cell table:style-name="ce5" table:number-columns-repeated="117"/>
          <table:table-cell table:number-columns-repeated="895"/>
        </table:table-row>
      </table:table>
      <table:table table:name="Sheet2" table:style-name="ta2">
        <table:table-column table:style-name="co14" table:default-cell-style-name="ce28"/>
        <table:table-column table:style-name="co14" table:default-cell-style-name="Default"/>
        <table:table-column table:style-name="co14" table:default-cell-style-name="ce28"/>
        <table:table-column table:style-name="co14" table:number-columns-repeated="3" table:default-cell-style-name="Default"/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2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30" table:content-validation-name="val6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false">
            <text:p>FALS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6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7" office:value-type="boolean" office:boolean-value="false">
            <text:p>FALSE</text:p>
          </table:table-cell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10/01/2018</text:date>, <text:time>18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18:33:44</dc:date>
    <meta:creation-date>2014-12-02T12:13:02Z</meta:creation-date>
    <meta:editing-cycles>851</meta:editing-cycles>
    <meta:editing-duration>P17DT23H38M27S</meta:editing-duration>
    <meta:generator>OpenOffice/4.1.3$Unix OpenOffice.org_project/413m1$Build-9783</meta:generator>
    <meta:initial-creator>sakshi juneja</meta:initial-creator>
    <meta:document-statistic meta:table-count="2" meta:cell-count="1388" meta:object-count="0"/>
  </office:meta>
</office:document-meta>
</file>